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Variable Display" svg:font-family="'Segoe UI Variable Display'" style:font-pitch="variable"/>
  </office:font-face-decls>
  <office:automatic-styles>
    <style:style style:name="P1" style:family="paragraph" style:parent-style-name="Heading_20_1">
      <style:text-properties style:font-name="Liberation Sans"/>
    </style:style>
    <style:style style:name="P2" style:family="paragraph" style:parent-style-name="Text_20_body">
      <style:text-properties style:font-name="Liberation Sans" officeooo:paragraph-rsid="0004ce1d"/>
    </style:style>
    <style:style style:name="P3" style:family="paragraph" style:parent-style-name="Text_20_body" style:list-style-name="L1">
      <style:paragraph-properties fo:margin-top="0in" fo:margin-bottom="0in" style:contextual-spacing="false"/>
      <style:text-properties style:font-name="Liberation Sans" fo:font-size="11pt" style:font-size-asian="11pt" style:font-size-complex="11pt"/>
    </style:style>
    <style:style style:name="P4" style:family="paragraph" style:parent-style-name="Text_20_body" style:list-style-name="L1">
      <style:text-properties style:font-name="Liberation Sans" fo:font-size="11pt" style:font-size-asian="11pt" style:font-size-complex="11pt"/>
    </style:style>
    <style:style style:name="P5" style:family="paragraph" style:parent-style-name="Heading_20_2">
      <style:text-properties officeooo:paragraph-rsid="0004ce1d"/>
    </style:style>
    <style:style style:name="P6" style:family="paragraph" style:parent-style-name="Text_20_body">
      <style:text-properties officeooo:paragraph-rsid="0004ce1d"/>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T1" style:family="text">
      <style:text-properties style:font-name="Liberation Sans"/>
    </style:style>
    <style:style style:name="T2" style:family="text">
      <style:text-properties style:font-name="Liberation Sans" fo:font-size="11pt" style:font-size-asian="11pt" style:font-size-complex="11pt"/>
    </style:style>
    <style:style style:name="T3"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dividuele Reflectie Verslag</text:h>
      <text:h text:style-name="Heading_20_2" text:outline-level="2"><text:span text:style-name="Strong_20_Emphasis"><text:span text:style-name="T1">1. Mijn Rol in het Project</text:span></text:span><text:span text:style-name="T2"/></text:h>
      <text:p text:style-name="P2"><text:span text:style-name="T3">In dit project heb ik de rol van scrum master op mij genomen. Mijn taken omvatten het up-to-date houden van de groep met belangrijke projectontwikkelingen en het bewaken van de voortgang. Daarnaast heb ik hulp geboden bij het oplossen van bugs waar nodig, om zo de productiviteit van het team te bevorderen en de kwaliteit van het werk te waarborgen.</text:span></text:p>
      <text:h text:style-name="Heading_20_2" text:outline-level="2"><text:span text:style-name="Strong_20_Emphasis"><text:span text:style-name="T1">2. Wat Ging Goed op Individueel Niveau?</text:span></text:span><text:span text:style-name="T2"/></text:h>
      <text:p text:style-name="P2"><text:span text:style-name="T3">Op individueel niveau was ik tevreden over mijn efficiëntie in het omgaan met bugs. Ik kwam weinig bugs tegen en wist deze snel en slim aan te pakken, waardoor ik zonder veel vertraging verder kon met mijn taken. Dit heeft bijgedragen aan een soepel projectverloop.</text:span></text:p>
      <text:h text:style-name="Heading_20_2" text:outline-level="2"><text:span text:style-name="Strong_20_Emphasis"><text:span text:style-name="T1">3. Wat Kon Beter op Individueel Niveau?</text:span></text:span><text:span text:style-name="T2"/></text:h>
      <text:p text:style-name="P2"><text:span text:style-name="T3">Een belangrijk verbeterpunt voor mezelf is het beter beheren van de Trello-bord. Hoewel ik wel updates plaatste, kan de organisatie en opvolging van taken strakker en systematischer. Daarnaast zou ik in de toekomst vaker stand-ups willen organiseren om de communicatie binnen het team te verbeteren.</text:span></text:p>
      <text:h text:style-name="Heading_20_2" text:outline-level="2"><text:span text:style-name="Strong_20_Emphasis"><text:span text:style-name="T1">4. Ervaring met Samenwerking</text:span></text:span><text:span text:style-name="T2"/></text:h>
      <text:p text:style-name="P2"><text:span text:style-name="T3">Over het algemeen verliep de samenwerking goed. Wel viel me op dat Aiden soms langer wachtte met het vragen om hulp, wat het proces had kunnen vertragen. Voor Jiwoo geldt dat er ruimte is voor betere communicatie, vooral met betrekking tot taakverdeling. Ook zou het gebruik van snake case als conventie gestandaardiseerd moeten worden. Een ander punt was het gebruik van SCSS; dit zou door het hele team doorgevoerd moeten worden in plaats van CSS.</text:span></text:p>
      <text:h text:style-name="Heading_20_2" text:outline-level="2"><text:span text:style-name="Strong_20_Emphasis"><text:span text:style-name="T1">5. Verbeterpunten voor Toekomstige Projecten</text:span></text:span><text:span text:style-name="T2"/></text:h>
      <text:p text:style-name="P2"><text:span text:style-name="T3">Voor een volgend project wil ik de volgende verbeterpunten meenemen:</text:span></text:p>
      <text:list text:style-name="L1">
        <text:list-item>
          <text:p text:style-name="P3">Het organiseren van meer stand-ups om de voortgang en samenwerking te bevorderen.</text:p>
        </text:list-item>
        <text:list-item>
          <text:p text:style-name="P3">Zorgen voor een betere naleving van afspraken, zoals het gebruik van snake case.</text:p>
        </text:list-item>
        <text:list-item>
          <text:p text:style-name="P3">Een duidelijkere afstemming over kleinere tussentijdse taken, zoals bug fixes, om miscommunicatie te voorkomen.</text:p>
        </text:list-item>
        <text:list-item>
          <text:p text:style-name="P4">Meer focus op het maken van unit- en acceptatietests om de kwaliteit van de code te waarborgen.</text:p>
        </text:list-item>
      </text:list>
      <text:h text:style-name="P5" text:outline-level="2"><text:span text:style-name="Strong_20_Emphasis"><text:span text:style-name="T1"/></text:span></text:h>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h text:style-name="Heading_20_2" text:outline-level="2"><text:soft-page-break/><text:span text:style-name="Strong_20_Emphasis"><text:span text:style-name="T1">6. Persoonlijke Groei in Periode 10</text:span></text:span><text:span text:style-name="T2"/></text:h>
      <text:p text:style-name="P2"><text:span text:style-name="T3">Voor de volgende periode wil ik groeien op de volgende gebieden:</text:span></text:p>
      <text:list text:style-name="L2">
        <text:list-item>
          <text:p text:style-name="P7"><text:span text:style-name="Strong_20_Emphasis"><text:span text:style-name="T2">Ontwerpen</text:span></text:span><text:span text:style-name="T2">: Ik wil mijn ontwerpskills uitbreiden naar nieuwe gebieden, anders dan de gebruikelijke ERD's, use cases en wireframes.</text:span></text:p>
        </text:list-item>
        <text:list-item>
          <text:p text:style-name="P7"><text:span text:style-name="Strong_20_Emphasis"><text:span text:style-name="T2">Documenteren</text:span></text:span><text:span text:style-name="T2">: Mijn doel is om een handleiding voor developers te kunnen maken, zodat anderen de code en het project beter begrijpen en onderhouden.</text:span></text:p>
        </text:list-item>
        <text:list-item>
          <text:p text:style-name="P7"><text:span text:style-name="Strong_20_Emphasis"><text:span text:style-name="T2">Programmeren</text:span></text:span><text:span text:style-name="T2">: Ik wil meer ervaring opdoen met het schrijven van unit tests in Laravel en het effectief debuggen van code.</text:span></text:p>
        </text:list-item>
        <text:list-item>
          <text:p text:style-name="P7"><text:span text:style-name="Strong_20_Emphasis"><text:span text:style-name="T2">Testen</text:span></text:span><text:span text:style-name="T2">: Ik wil leren hoe ik acceptatietests kan maken die effectief zijn, zonder dat ze onnodig veel tijd kosten.</text:span></text:p>
        </text:list-item>
        <text:list-item>
          <text:p text:style-name="P7"><text:span text:style-name="Strong_20_Emphasis"><text:span text:style-name="T2">Reflecteren</text:span></text:span><text:span text:style-name="T2">: Ik wil dat docenten wekelijks de voortgang van het project controleren om verborgen problemen tijdig te signaleren en op te lossen.</text:span></text:p>
        </text:list-item>
        <text:list-item>
          <text:p text:style-name="P8"><text:span text:style-name="Strong_20_Emphasis"><text:span text:style-name="T2">Samenwerken</text:span></text:span><text:span text:style-name="T2">: Ik wil oefenen met het leiden en participeren in stand-ups en wil dat Jiwoo ook stand-ups doet om de samenwerking en communicatie te verbetere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Variable Display" svg:font-family="'Segoe UI Variable Display'"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1:44:35.478000000</meta:creation-date>
    <dc:date>2024-11-15T11:52:36.744000000</dc:date>
    <meta:editing-duration>PT8M2S</meta:editing-duration>
    <meta:editing-cycles>1</meta:editing-cycles>
    <meta:document-statistic meta:table-count="0" meta:image-count="0" meta:object-count="0" meta:page-count="2" meta:paragraph-count="23" meta:word-count="477" meta:character-count="2923" meta:non-whitespace-character-count="2479"/>
    <meta:generator>LibreOffice/24.8.1.2$Windows_X86_64 LibreOffice_project/87fa9aec1a63e70835390b81c40bb8993f1d4ff6</meta:generator>
  </office:meta>
</office:document-meta>
</file>